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d22" officeooo:paragraph-rsid="00070d22"/>
    </style:style>
    <style:style style:name="P2" style:family="paragraph" style:parent-style-name="Standard">
      <style:text-properties officeooo:rsid="00084fe2" officeooo:paragraph-rsid="00084f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s to run backend:</text:p>
      <text:p text:style-name="P1">source venv/bin/activate</text:p>
      <text:p text:style-name="P2">python app.p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2T20:32:16.791005752</meta:creation-date>
    <dc:date>2026-04-22T19:23:16.671476088</dc:date>
    <meta:editing-duration>PT1M31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8" meta:character-count="58" meta:non-whitespace-character-count="53"/>
  </office:meta>
</office:document-meta>
</file>